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44">
      <style:paragraph-properties fo:margin-top="0in" fo:margin-bottom="0in"/>
    </style:style>
    <style:style style:name="P61" style:family="paragraph" style:parent-style-name="Text_20_body" style:list-style-name="L45">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paragraph-properties fo:margin-top="0in" fo:margin-bottom="0in"/>
    </style:style>
    <style:style style:name="P65" style:family="paragraph" style:parent-style-name="Text_20_body" style:list-style-name="L49">
      <style:paragraph-properties fo:margin-top="0in" fo:margin-bottom="0in"/>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 Chapter - Missions</text:p>
      <text:h text:style-name="Heading_20_1" text:outline-level="1"><text:bookmark-start text:name="headings-for-this-chapter"/>Headings for this Chapter<text:bookmark-end text:name="headings-for-this-chapter"/></text:h>
      <text:list text:style-name="L1">
        <text:list-item>
          <text:p text:style-name="P1"><text:a xlink:type="simple" xlink:href="#chapter-overview" office:name=""><text:span text:style-name="Definition">Chapter overview</text:span></text:a></text:p>
        </text:list-item>
        <text:list-item>
          <text:p text:style-name="P1"><text:a xlink:type="simple" xlink:href="#chapter-introduction" office:name=""><text:span text:style-name="Definition">Chapter introduction</text:span></text:a></text:p>
        </text:list-item>
        <text:list-item>
          <text:p text:style-name="P1"><text:a xlink:type="simple" xlink:href="#other-documents" office:name=""><text:span text:style-name="Definition">Other Documents</text:span></text:a></text:p>
        </text:list-item>
        <text:list-item>
          <text:p text:style-name="P1"><text:a xlink:type="simple" xlink:href="#introduction-to-this-writing" office:name=""><text:span text:style-name="Definition">Introduction to This Writing</text:span></text:a></text:p>
        </text:list-item>
        <text:list-item>
          <text:p text:style-name="P1"><text:a xlink:type="simple" xlink:href="#context-for-this-writing" office:name=""><text:span text:style-name="Definition">Context for this writing</text:span></text:a></text:p>
        </text:list-item>
        <text:list-item>
          <text:p text:style-name="P1"><text:a xlink:type="simple" xlink:href="#study-of-vignette-a" office:name=""><text:span text:style-name="Definition">Study of Vignette A</text:span></text:a></text:p>
          <text:list text:style-name="L2">
            <text:list-item>
              <text:p text:style-name="P2"><text:a xlink:type="simple" xlink:href="#descriptive-commentary-on-vignette-a" office:name=""><text:span text:style-name="Definition">Descriptive Commentary on Vignette A</text:span></text:a></text:p>
            </text:list-item>
            <text:list-item>
              <text:p text:style-name="P2"><text:a xlink:type="simple" xlink:href="#other-notes-on-use-of-gdp-to-integrate-with-above" office:name=""><text:span text:style-name="Definition">Other Notes on use of GDP (to integrate with above)</text:span></text:a></text:p>
            </text:list-item>
          </text:list>
        </text:list-item>
        <text:list-item>
          <text:p text:style-name="P1"><text:a xlink:type="simple" xlink:href="#representing-coded-the-patterns-of-activity-via-coded-data--" office:name=""><text:span text:style-name="Definition">Representing Coded the Patterns of Activity via coded data -</text:span></text:a></text:p>
          <text:list text:style-name="L3">
            <text:list-item>
              <text:p text:style-name="P3"><text:a xlink:type="simple" xlink:href="#describing-design-stages-for-this-pair" office:name=""><text:span text:style-name="Definition">Describing design stages for this pair</text:span></text:a></text:p>
            </text:list-item>
            <text:list-item>
              <text:p text:style-name="P3"><text:a xlink:type="simple" xlink:href="#further-observations-and-discussion-on-game-making-activity" office:name=""><text:span text:style-name="Definition">Further observations and discussion on game making activity</text:span></text:a></text:p>
            </text:list-item>
          </text:list>
        </text:list-item>
        <text:list-item>
          <text:p text:style-name="P1"><text:a xlink:type="simple" xlink:href="#identifying-gdp-as-key-unit-of-analysis" office:name=""><text:span text:style-name="Definition">Identifying GDP as key unit of Analysis</text:span></text:a></text:p>
          <text:list text:style-name="L4">
            <text:list-item>
              <text:p text:style-name="P4"><text:a xlink:type="simple" xlink:href="#relating-to-at-and-design-theory" office:name=""><text:span text:style-name="Definition">Relating to AT and design Theory</text:span></text:a></text:p>
            </text:list-item>
          </text:list>
        </text:list-item>
        <text:list-item>
          <text:p text:style-name="P1"><text:a xlink:type="simple" xlink:href="#other-findings-emerging-related-to-game-design-patterns" office:name=""><text:span text:style-name="Definition">Other Findings Emerging related to Game Design Patterns</text:span></text:a></text:p>
          <text:list text:style-name="L5">
            <text:list-item>
              <text:p text:style-name="P5"><text:a xlink:type="simple" xlink:href="#cultural-interpersonal-personal-planes-analysis-of-use-of-gdps" office:name=""><text:span text:style-name="Definition">Cultural, Interpersonal &amp; Personal Planes Analysis of use of GDPs</text:span></text:a></text:p>
            </text:list-item>
          </text:list>
        </text:list-item>
        <text:list-item>
          <text:p text:style-name="P1"><text:a xlink:type="simple" xlink:href="#cultural-plane-apprenticeship---and-game-patterns" office:name=""><text:span text:style-name="Definition">Cultural Plane / Apprenticeship - and Game patterns</text:span></text:a></text:p>
          <text:list text:style-name="L6">
            <text:list-item>
              <text:p text:style-name="P6"><text:a xlink:type="simple" xlink:href="#use-of-design-patterns-as-a-form-of-to-facilitate-apprenticeship" office:name=""><text:span text:style-name="Definition">Use of design patterns as a form of / to facilitate apprenticeship</text:span></text:a></text:p>
            </text:list-item>
            <text:list-item>
              <text:p text:style-name="P6"><text:a xlink:type="simple" xlink:href="#accessing-external-help" office:name=""><text:span text:style-name="Definition">Accessing External Help</text:span></text:a></text:p>
            </text:list-item>
          </text:list>
        </text:list-item>
        <text:list-item>
          <text:p text:style-name="P1"><text:a xlink:type="simple" xlink:href="#interpersonal-plane-guided-participation" office:name=""><text:span text:style-name="Definition">Interpersonal Plane (Guided Participation)</text:span></text:a></text:p>
          <text:list text:style-name="L7">
            <text:list-item>
              <text:p text:style-name="P7"><text:a xlink:type="simple" xlink:href="#gdps-used-as-an-organising-tool" office:name=""><text:span text:style-name="Definition">GDPs used as an organising tool</text:span></text:a></text:p>
            </text:list-item>
            <text:list-item>
              <text:p text:style-name="P7"><text:a xlink:type="simple" xlink:href="#gdps-and-division-of-labour" office:name=""><text:span text:style-name="Definition">GDPs and division of Labour</text:span></text:a></text:p>
            </text:list-item>
            <text:list-item>
              <text:p text:style-name="P7"><text:a xlink:type="simple" xlink:href="#gdp-and-sustaining-engagement" office:name=""><text:span text:style-name="Definition">GDP and sustaining engagement</text:span></text:a></text:p>
            </text:list-item>
            <text:list-item>
              <text:p text:style-name="P7"><text:a xlink:type="simple" xlink:href="#gdps-to-support-iterative-design-practices" office:name=""><text:span text:style-name="Definition">GDPs to support Iterative Design Practices</text:span></text:a></text:p>
            </text:list-item>
            <text:list-item>
              <text:p text:style-name="P7"><text:a xlink:type="simple" xlink:href="#interaction-of-gdps-with-playtesting-as-method" office:name=""><text:span text:style-name="Definition">Interaction of GDPs with Playtesting as method</text:span></text:a></text:p>
            </text:list-item>
          </text:list>
        </text:list-item>
        <text:list-item>
          <text:p text:style-name="P1"><text:a xlink:type="simple" xlink:href="#personal-plane" office:name=""><text:span text:style-name="Definition">Personal Plane</text:span></text:a></text:p>
          <text:list text:style-name="L8">
            <text:list-item>
              <text:p text:style-name="P8"><text:a xlink:type="simple" xlink:href="#mutual-approaches-to-knowledge-building" office:name=""><text:span text:style-name="Definition">Mutual approaches to knowledge building</text:span></text:a></text:p>
            </text:list-item>
            <text:list-item>
              <text:p text:style-name="P8"><text:a xlink:type="simple" xlink:href="#game-design-patterns-as-a-way-to-give-language-to-participants-when-sharing-back-to-community" office:name=""><text:span text:style-name="Definition">Game Design Patterns as a way to give language to participants when sharing back to Community</text:span></text:a></text:p>
            </text:list-item>
            <text:list-item>
              <text:p text:style-name="P8"><text:a xlink:type="simple" xlink:href="#game-design-patterns-vs-ct-and-more-established-knowledge" office:name=""><text:span text:style-name="Definition">Game Design Patterns vs CT and more established “knowledge”</text:span></text:a></text:p>
            </text:list-item>
          </text:list>
        </text:list-item>
        <text:list-item>
          <text:p text:style-name="P1"><text:a xlink:type="simple" xlink:href="#additional-chapter-discussion" office:name=""><text:span text:style-name="Definition">Additional Chapter Discussion</text:span></text:a></text:p>
          <text:list text:style-name="L9">
            <text:list-item>
              <text:p text:style-name="P9"><text:a xlink:type="simple" xlink:href="#discussion-on-umc-and-primm-in-relation-to-use-of-game-design-patterns-include-or-next-chapter-practitioner-focus" office:name=""><text:span text:style-name="Definition">Discussion on UMC and PRIMM in relation to use of Game Design Patterns? INCLUDE OR NEXT CHAPTER? (Practitioner focus)</text:span></text:a></text:p>
            </text:list-item>
            <text:list-item>
              <text:p text:style-name="P9"><text:a xlink:type="simple" xlink:href="#discussing-game-design-patterns-as-a-tool-to-expose-and-give-participants-a-language-to-discuss-tensions-practitioner-focus" office:name=""><text:span text:style-name="Definition">Discussing Game design patterns as a tool to expose and give participants a language to discuss tensions (Practitioner focus)</text:span></text:a></text:p>
            </text:list-item>
            <text:list-item>
              <text:p text:style-name="P9"><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item>
            <text:list-item>
              <text:p text:style-name="P9"><text:a xlink:type="simple" xlink:href="#discussion---pumping-up-the-jam---allowing-for-improvisation-in-design-process." office:name=""><text:span text:style-name="Definition">Discussion - Pumping up the Jam - allowing for improvisation in design process.</text:span></text:a></text:p>
            </text:list-item>
          </text:list>
        </text:list-item>
        <text:list-item>
          <text:p text:style-name="P1"><text:a xlink:type="simple" xlink:href="#outroduction---summary-on-contribution-to-existing-research" office:name=""><text:span text:style-name="Definition">Outroduction - Summary on contribution to existing research</text:span></text:a></text:p>
        </text:list-item>
        <text:list-item>
          <text:p text:style-name="P1"><text:a xlink:type="simple" xlink:href="#transition-conclusion-of-chapter-paragraph---themes-to-explore-in-other-chapters." office:name=""><text:span text:style-name="Definition">Transition Conclusion of Chapter Paragraph - themes to explore in other chapters.</text:span></text:a></text:p>
        </text:list-item>
        <text:list-item>
          <text:p text:style-name="P1"><text:a xlink:type="simple" xlink:href="#transcript-excerpts" office:name=""><text:span text:style-name="Definition">Transcript Excerpts</text:span></text:a></text:p>
          <text:list text:style-name="L10">
            <text:list-item>
              <text:p text:style-name="P10"><text:a xlink:type="simple" xlink:href="#te-da-pt-1" office:name=""><text:span text:style-name="Definition">2019-05-08-te-da pt 1</text:span></text:a></text:p>
            </text:list-item>
          </text:list>
        </text:list-item>
      </text:list>
      <text:h text:style-name="Heading_20_1" text:outline-level="1"><text:bookmark-start text:name="results-on-game-design-patterns"/>Results on Game Design Patterns<text:bookmark-end text:name="results-on-game-design-patterns"/></text:h>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11">
        <text:list-item>
          <text:p text:style-name="P11">How can game design patterns support the development of coding practices by novices?</text:p>
        </text:list-item>
        <text:list-item>
          <text:p text:style-name="P11">How can the experience of fostering community focused digital game making practices inform wider practice in this area?</text:p>
        </text:list-item>
      </text:list>
      <text:p text:style-name="First_20_paragraph">This section starts with a Vignette of parent child interaction in game making process. The vignette is used to introduce an overview of interpersonal interactions of that pair via analysis of video data.</text:p>
      <text:p text:style-name="Text_20_body">The chapter then focuses on the use of game design patterns (GDPs) by participants in these interactions and then in reference to wider cultural and personal planes of activity.</text:p>
      <text:p text:style-name="Text_20_body">The predominant analytical lens used in the chapter is that of interpersonal activity. Specifically in the form of guided participation in this game making community (Rogoff, )(explored previously). ALTER - MERGE WITH BELOW</text:p>
      <text:p text:style-name="Text_20_body">The working definition of GDPs explored in the literature review and enhanced in the design chapter is augmented with analysis of specific examples of their use by participants in practice.</text:p>
      <text:p text:style-name="Text_20_body">ADDITIONAL COMMENT ON UTILITY / HOW THIS ADDS TO EXISTING RESEARCH</text:p>
      <text:h text:style-name="Heading_20_2" text:outline-level="2"><text:bookmark-start text:name="other-documents"/>Other Documents<text:bookmark-end text:name="other-documents"/></text:h>
      <text:p text:style-name="First_20_paragraph">This chapter builds towards a Matrix that could be included in a concluding chapter. https://docs.google.com/document/d/1DRgpgIUfq5XIktYy-lX4WlviUDnffNc0v8SOeLGgHho/edit Also the RQ questions which answered https://docs.google.com/document/d/1RZnznbR4HKrgL8VFfIqoCrCAJM0mf_sM8iEN4KCGeZ4/edit And the coding structure here<text:line-break/>https://docs.google.com/document/d/19PafC_w_7uObYL4v86IGeeFZTw2yKxjHfP_k85rHk_s/edit#</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p text:style-name="Text_20_body">While this piece of writing contains results, it also contains references to concepts and methodologies which will be included in other chapters in the final thesis. The following bullet pointed list gives an overview of an emerging chapter structure and contents.</text:p>
      <text:list text:style-name="L12">
        <text:list-item>
          <text:p text:style-name="P12">Introduction</text:p>
          <text:list text:style-name="L13">
            <text:list-item>
              <text:p text:style-name="P13">Context</text:p>
              <text:list text:style-name="L14">
                <text:list-item>
                  <text:p text:style-name="P14">Coding digital making’s movement from informal -&gt; formal settings / curriculum</text:p>
                </text:list-item>
                <text:list-item>
                  <text:p text:style-name="P14">Game making as a particular focus of digital making</text:p>
                </text:list-item>
              </text:list>
            </text:list-item>
            <text:list-item>
              <text:p text:style-name="P13">Inclusive approaches and the value of Project Based Learning, Universal Design for Learning</text:p>
              <text:list text:style-name="L15">
                <text:list-item>
                  <text:p text:style-name="P15">Critique of implementations of Computational Thinking as a non-inclusive approach</text:p>
                </text:list-item>
                <text:list-item>
                  <text:p text:style-name="P15">Use of Game design patterns as a more “relatable” pedagogy</text:p>
                </text:list-item>
              </text:list>
            </text:list-item>
            <text:list-item>
              <text:p text:style-name="P13">Description of Research Questions</text:p>
            </text:list-item>
            <text:list-item>
              <text:p text:style-name="P13">Brief outline of thesis chapter structure</text:p>
            </text:list-item>
          </text:list>
        </text:list-item>
        <text:list-item>
          <text:p text:style-name="P12">Literature Review -</text:p>
          <text:list text:style-name="L16">
            <text:list-item>
              <text:p text:style-name="P16">What game making pedagogies exist?</text:p>
              <text:list text:style-name="L17">
                <text:list-item>
                  <text:p text:style-name="P17">UMC and Games - Half-baked games</text:p>
                </text:list-item>
                <text:list-item>
                  <text:p text:style-name="P17">Design-based &amp; Tinkering / Exploratory</text:p>
                </text:list-item>
                <text:list-item>
                  <text:p text:style-name="P17">More on Game design patterns - a shared language - turn to community aspect</text:p>
                </text:list-item>
              </text:list>
            </text:list-item>
            <text:list-item>
              <text:p text:style-name="P16">What exists to support the development of game making communities?</text:p>
              <text:list text:style-name="L18">
                <text:list-item>
                  <text:p text:style-name="P18">Game making as a non-formal activity - defining terms informal/ formal / non-formal<text:line-break/></text:p>
                </text:list-item>
                <text:list-item>
                  <text:p text:style-name="P18">Social learning in Game Making</text:p>
                  <text:list text:style-name="L19">
                    <text:list-item>
                      <text:p text:style-name="P19">Game playing and making communities</text:p>
                    </text:list-item>
                    <text:list-item>
                      <text:p text:style-name="P19">Games as funds of knowledge in</text:p>
                    </text:list-item>
                  </text:list>
                </text:list-item>
                <text:list-item>
                  <text:p text:style-name="P18">Visual methods in game making</text:p>
                  <text:list text:style-name="L20">
                    <text:list-item>
                      <text:p text:style-name="P20">Maps of learning - From Gee, the process of borrowing from game design guidance on letting learner’s chart their progress/ journey</text:p>
                    </text:list-item>
                  </text:list>
                </text:list-item>
              </text:list>
            </text:list-item>
          </text:list>
        </text:list-item>
        <text:list-item>
          <text:p text:style-name="P12">Methodology</text:p>
          <text:list text:style-name="L21">
            <text:list-item>
              <text:p text:style-name="P21">Summary of social turn</text:p>
            </text:list-item>
            <text:list-item>
              <text:p text:style-name="P21">Justification of choice of methodology</text:p>
            </text:list-item>
            <text:list-item>
              <text:p text:style-name="P21">Design-based research and Intervention studies within educational field</text:p>
            </text:list-item>
            <text:list-item>
              <text:p text:style-name="P21">Data gathering methods and justification</text:p>
            </text:list-item>
            <text:list-item>
              <text:p text:style-name="P21">journal, evolution of design, video analysis,</text:p>
            </text:list-item>
            <text:list-item>
              <text:p text:style-name="P21">Data Processing, technical nod to challenges and resolutions</text:p>
            </text:list-item>
            <text:list-item>
              <text:p text:style-name="P21">Data Analysis and justification</text:p>
              <text:list text:style-name="L22">
                <text:list-item>
                  <text:p text:style-name="P22">Analysis of non-video data, diary, notes, created Resources</text:p>
                  <text:list text:style-name="L23">
                    <text:list-item>
                      <text:p text:style-name="P23">Coding to 3 planes &amp; other techniques</text:p>
                    </text:list-item>
                  </text:list>
                </text:list-item>
                <text:list-item>
                  <text:p text:style-name="P22">Analysis of video Data</text:p>
                  <text:list text:style-name="L24">
                    <text:list-item>
                      <text:p text:style-name="P24">Coding structures, design stage, 3 planes, game element addressed, participant interaction</text:p>
                    </text:list-item>
                  </text:list>
                </text:list-item>
              </text:list>
            </text:list-item>
            <text:list-item>
              <text:p text:style-name="P21">Research Questions</text:p>
            </text:list-item>
          </text:list>
        </text:list-item>
        <text:list-item>
          <text:p text:style-name="P12">Chapter on Emerging Design</text:p>
        </text:list-item>
        <text:list-item>
          <text:p text:style-name="P12">emergence of focusing of Design Patterns - currently as different chapter</text:p>
        </text:list-item>
        <text:list-item>
          <text:p text:style-name="P12">Use of tensions as a useful analytical tool.</text:p>
        </text:list-item>
        <text:list-item>
          <text:p text:style-name="P12">Analysis of structure and evolution of design elements using 3 planes approach</text:p>
          <text:list text:style-name="L25">
            <text:list-item>
              <text:p text:style-name="P25">cultural<text:line-break/></text:p>
            </text:list-item>
            <text:list-item>
              <text:p text:style-name="P25">social</text:p>
            </text:list-item>
            <text:list-item>
              <text:p text:style-name="P25">personal</text:p>
            </text:list-item>
          </text:list>
        </text:list-item>
        <text:list-item>
          <text:p text:style-name="P12">Results Chapter - Cultural (inclusive ) Practices</text:p>
          <text:list text:style-name="L26">
            <text:list-item>
              <text:p text:style-name="P26">Funds of Knowledge as they emerged - not universal, but pervasive</text:p>
            </text:list-item>
            <text:list-item>
              <text:p text:style-name="P26">Game Player / Makers Types</text:p>
            </text:list-item>
          </text:list>
        </text:list-item>
        <text:list-item>
          <text:p text:style-name="P12">Results Chapter - Game Design Patterns</text:p>
        </text:list-item>
        <text:list-item>
          <text:p text:style-name="P12">focusing on Design Patterns</text:p>
        </text:list-item>
        <text:list-item>
          <text:p text:style-name="P12">Use of design patterns as a communicative tool</text:p>
        </text:list-item>
        <text:list-item>
          <text:p text:style-name="P12">Design patterns as a “middle level” construct to open door to more concrete and abstract</text:p>
        </text:list-item>
        <text:list-item>
          <text:p text:style-name="P12">Results Chapter - Personal Practices / Maps</text:p>
          <text:list text:style-name="L27">
            <text:list-item>
              <text:p text:style-name="P27">Vignette on difficulty of X</text:p>
            </text:list-item>
            <text:list-item>
              <text:p text:style-name="P27">Discussion linking to learning dimensions of Petrich and Bevan</text:p>
            </text:list-item>
          </text:list>
        </text:list-item>
        <text:list-item>
          <text:p text:style-name="P12">Conclusions and Next Steps</text:p>
        </text:list-item>
        <text:list-item>
          <text:p text:style-name="P12">Limitations of the study</text:p>
          <text:list text:style-name="L28">
            <text:list-item>
              <text:p text:style-name="P28">The lack of motivation of ticking of curriculum led to less focus on individual knowledge work - This could be followed up</text:p>
            </text:list-item>
            <text:list-item>
              <text:p text:style-name="P28">Other Limitation.</text:p>
            </text:list-item>
            <text:list-item>
              <text:p text:style-name="P28">Interesting areas that have emerged.</text:p>
            </text:list-item>
            <text:list-item>
              <text:p text:style-name="P28">Next areas of development.</text:p>
            </text:list-item>
          </text:list>
        </text:list-item>
      </text:list>
      <text:p text:style-name="First_20_paragraph"><text:span text:style-name="T1">Comment:</text:span> More writing in this area is available online at - https://mickfuzz.github.io/phd4/thesis_chapters.html OR just create hyperlinks.</text:p>
      <text:h text:style-name="Heading_20_2" text:outline-level="2"><text:bookmark-start text:name="context-for-this-writing"/>Context for this writing<text:bookmark-end text:name="context-for-this-writing"/></text:h>
      <text:p text:style-name="First_20_paragraph">To help the reader understand the data in this chapter the following notes on methods/ methodology are included.</text:p>
      <text:list text:style-name="L29">
        <text:list-item>
          <text:p text:style-name="P29">The study uses mixed methods in methodology. Informed by analysis of journal diary, notes, video data and interviews (Methodology) </text:p>
        </text:list-item>
        <text:list-item>
          <text:p text:style-name="P29">The research design evolved as the game making program was underway based on feedback and reactions of the participants (supported precedent in design-based research) (Methodology)</text:p>
        </text:list-item>
        <text:list-item>
          <text:p text:style-name="P29">A long pilot course and development stage resulted in extensive support materials and activities which I have structured into a learning design called 3M (Methodology + see recent chapter on 3M model)</text:p>
        </text:list-item>
        <text:list-item>
          <text:p text:style-name="P29">A narrow data samples has been used for this study. This prioritises a greater depth of analysis on interactions over generalisation. This is justified in a section on data validity in Methdology chpater.<text:line-break/></text:p>
        </text:list-item>
        <text:list-item>
          <text:p text:style-name="P29">The concepts of resolving tensions within activity from Activity Theory are used to explore the evolution of the design of activities and resources. (Design results) </text:p>
        </text:list-item>
        <text:list-item>
          <text:p text:style-name="P29">Results chapters use Rogoff’s 3 planes of analysis (Cultural, Interpersonal and Personal) which aligns well with AT (Methodology)</text:p>
        </text:list-item>
        <text:list-item>
          <text:p text:style-name="P29">Game making is based on remixing code from an existing incomplete game template (half-baked games &amp; scratch community processes) </text:p>
        </text:list-item>
      </text:list>
      <text:h text:style-name="Heading_20_2" text:outline-level="2"><text:bookmark-start text:name="study-of-vignette-a"/>Study of Vignette A<text:bookmark-end text:name="study-of-vignette-a"/></text:h>
      <text:p text:style-name="First_20_paragraph">To situate the results of this chapter it will start with a grounded vignette.</text:p>
      <text:p text:style-name="Text_20_body">// create with google docs to markdown extensions // current version here - // then at this page online conversion. https://markdown-convert.com/en/tool/table // OR - AND PROBABLY BETTER TO DO THIS //keep as table with images - online or open office - then download and copy and paste into documents to be shared. // On line version is here - https://docs.google.com/document/d/1B7kFl5QsGV -oWtFWHLBIJNpa5GeYMlCntq31BnPAQT4/edit#heading=h.4rwirct7hqca</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text:p>
      <text:p text:style-name="Text_20_body">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Dialogue</text:span></text:p>
            </table:table-cell>
            <table:table-cell table:style-name="TableHeaderRowCell" office:value-type="string">
              <text:p text:style-name="Table_20_Heading"><text:span text:style-name="T1">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ree foci of activity.</text:p>
      <text:p text:style-name="Text_20_body">Where appropriate I make observations on similar patterns of behaviour from outside of this vignette.</text:p>
      <text:p text:style-name="Text_20_body"><text:span text:style-name="T1">Cultural - Apprenticeship</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For both participants there is an explicit awareness of game making patterns and concept of the game as a dynamic system. Both seem to drive their work on the design and coding mechanics of the game.</text:p>
      <text:p text:style-name="Text_20_body">Keys and Doors as a pattern or concept may have been something explored in a previous game or it may be a clear concept that has appealed to the child in another way. What is more clear is that it drives engagement with the game making process with the child repeating the name of the pattern in a sing song voice.</text:p>
      <text:p text:style-name="Text_20_body">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 REPHRASE AS WILL HAVE ALREADY MET GLITCHING PROCESSES</text:p>
      <text:p text:style-name="Text_20_body">This interaction shows the parent guiding the child to imagine the user experience. A process repeated by this parent in different ways. In the vignette for example Sh shares “Must be quite hard to get through that door.”</text:p>
      <text:p text:style-name="Text_20_body">One interaction with the facilitator uses the debugging tool of the browser. [Move?]</text:p>
      <text:p text:style-name="Text_20_body"><text:span text:style-name="T1">Social - Guided Participation</text:span></text:p>
      <text:p text:style-name="Text_20_body">Game making patterns are outlined by both the child and parent. They talk of adding more levels, of the mechanic of keys and doors in this vignette.</text:p>
      <text:p text:style-name="Text_20_body">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takes delight in outlining this pattern of game progression. The transformation from the period of time when her parent was problem solving code is dramatic.</text:p>
      <text:p text:style-name="Text_20_body">The choice of a new GDP often involves new code to be added to the game or a significant change in code which needed debugging. For this pair, larger coding activities were beyond the ability of the child from feedback date the parent shared this was due to reading ability but mentioned a strategy to deal with this.</text:p>
      <text:p text:style-name="Text_20_body">“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xt:span text:style-name="T1">Personal - Mutual Knowledge Creation</text:span></text:p>
      <text:p text:style-name="Text_20_body">There are cultural elements that are transmitted through interaction with the facilitator that this parents is very quick to pick up on. For example the use of the project documentation website of which the parent was an early adopter. Also, the debugging tool which the parent notices the facilitator using in this interaction is used by the parent in later sessions.</text:p>
      <text:p text:style-name="Text_20_body">The parent shows an evolution of problems solving knowledge through their independent work.</text:p>
      <text:p text:style-name="Text_20_body">The child shows their personal knowledge of game design patterns in end of course evaluation. She responded to the question What if - What would you like to see next time? What would you add? with the comment. “Th: I’d add a health bar and lots more levels and keep on changing the characters and background.”</text:p>
      <text:h text:style-name="Heading_20_2" text:outline-level="2"><text:bookmark-start text:name="representing-coded-the-patterns-of-activity-via-coded-data--"/>Representing Coded the Patterns of Activity via coded data -<text:bookmark-end text:name="representing-coded-the-patterns-of-activity-via-coded-data--"/></text:h>
      <text:p text:style-name="First_20_paragraph">NOTE - NOT SURE WHERE TO PUT THIS PART OR IF THE CHART ELEMENT IS REALLY VALUABLE - IT COULD BE A DISTRACTION (IT PROBABLY IS - PERHAPS ADD AS A POSSIBILITY IN CONCLUSION)</text:p>
      <text:p text:style-name="Text_20_body">We can to examine patterns of activity is through an analysis of the coded video interactions. The coding structure decided upon and the process of coding in five minutes sections.</text:p>
      <text:p text:style-name="Text_20_body">Note The full coding scheme will be included here. https://docs.google.com/document/d/19PafC_w_7uObYL4v86IGeeFZTw2yKxjHfP_k85rHk_s/edit?usp=sharing</text:p>
      <text:p text:style-name="Text_20_body">The main schemes as below.</text:p>
      <text:list text:style-name="L30">
        <text:list-item>
          <text:p text:style-name="P30">Design Stages -</text:p>
        </text:list-item>
        <text:list-item>
          <text:p text:style-name="P30">Interaction Description -</text:p>
        </text:list-item>
        <text:list-item>
          <text:p text:style-name="P30">Game Elements Addressed (Game Polish, Game Space, Game Mechanics, Game Challenge(remove?))</text:p>
        </text:list-item>
      </text:list>
      <text:p text:style-name="First_20_paragraph">The process of coding data shed light onto patterns of activity in creating a list of general behaviours shared by participants and thus also identifying outlying behaviours that did not meet the emerging coding scheme. (NOTE FOR HERE OR PREVIOUS?)</text:p>
      <text:p text:style-name="Text_20_body">Later in the chapter the limits of the chosen design stage schema are explored as a way of illuminating interesting game making behaviour of participants.</text:p>
      <text:p text:style-name="Text_20_body">In the following section I use key tools provided by the research software Nvivo to give insight about the engagement of participants by compare time on different tasks.</text:p>
      <text:p text:style-name="Text_20_body">The coding structure (may) also allows to show the overlap between different code areas. This is useful to explore a question like the following:</text:p>
      <text:list text:style-name="L31">
        <text:list-item>
          <text:p text:style-name="P31">Question One: During which design phase does parent-child pair interaction happen most frequently?</text:p>
        </text:list-item>
        <text:list-item>
          <text:p text:style-name="P31">Question Two: What are the different patterns for participant interaction that happen when working on different game elements?</text:p>
        </text:list-item>
      </text:list>
      <text:p text:style-name="First_20_paragraph">TO COME.</text:p>
      <text:p text:style-name="Text_20_body">The first scenario represented in a chart which compares activity grouping with design stages and activity description.</text:p>
      <text:p text:style-name="Text_20_body">Pair work -&gt; TEST, CREATE, IMPROVE, etc Peer work -&gt; TEST, CREATE, IMPROVE, etc Solo work -&gt; perhaps dont an</text:p>
      <text:p text:style-name="Text_20_body">CHART</text:p>
      <text:p text:style-name="Text_20_body">The second scenario is represented by pie charts for each game element showing the duration spent on each by a diversity of participants.</text:p>
      <text:p text:style-name="Text_20_body">CHART</text:p>
      <text:h text:style-name="Heading_20_4" text:outline-level="4"><text:bookmark-start text:name="discussion-on-data."/>Discussion on data.<text:bookmark-end text:name="discussion-on-data."/></text:h>
      <text:p text:style-name="First_20_paragraph">For the first question only suitable pairs were chosen. This removes a lot of validity from any generalisation of claims that could be made.</text:p>
      <text:p text:style-name="Text_20_body">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escribing-design-stages-for-this-pair"/>Describing design stages for this pair<text:bookmark-end text:name="describing-design-stages-for-this-pair"/></text:h>
      <text:p text:style-name="First_20_paragraph">I coded two complete sessions of this parent child pair. The following observations have been made by comparing the codes on stages of design and types of participant interaction. This data was then triangulated with the accompanying transcribed fragments of conversation and my own journal notes. The observations are presented themed by the design stages with some general observations listed at the start.</text:p>
      <text:p text:style-name="Text_20_body"><text:span text:style-name="T1">General Observations at all stages</text:span></text:p>
      <text:list text:style-name="L32">
        <text:list-item>
          <text:p text:style-name="P32">This parent-child pair alternate between use of keyboard and mouse. Currently the parent takes the driving seat. (Their roles can be contrasted to pair programming).</text:p>
        </text:list-item>
        <text:list-item>
          <text:p text:style-name="P32">When parent problem solving the child is sometimes physically inactive, looking into space, but then explores the space and/or engages in peripheral activity with other groups (cf Rogoff, observation as valid form of participation)</text:p>
        </text:list-item>
        <text:list-item>
          <text:p text:style-name="P32">When possible, the parent engages child to input the design activities. This is done at different levels at different design stages.</text:p>
        </text:list-item>
      </text:list>
      <text:p text:style-name="First_20_paragraph"><text:span text:style-name="T1">Ask / Imagine</text:span></text:p>
      <text:list text:style-name="L33">
        <text:list-item>
          <text:p text:style-name="P33">In early ask/imagine stages parent and child discuss storytelling, graphical and other aesthetic choices</text:p>
        </text:list-item>
        <text:list-item>
          <text:p text:style-name="P33">The parent struggles to implement quite ambitious code challenges that she takes on but signals clearly when the process returns to ask / imagine stage indicating that she is aware of the greater possibility for effective child input at this stage.</text:p>
        </text:list-item>
      </text:list>
      <text:p text:style-name="First_20_paragraph"><text:span text:style-name="T1">Plan</text:span></text:p>
      <text:list text:style-name="L34">
        <text:list-item>
          <text:p text:style-name="P34">in planning stages the parent provides scaffolding to help the child.</text:p>
        </text:list-item>
        <text:list-item>
          <text:p text:style-name="P34">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p text:style-name="First_20_paragraph"><text:span text:style-name="T1">Create</text:span></text:p>
      <text:list text:style-name="L35">
        <text:list-item>
          <text:p text:style-name="P35">At certain points in the create stage the parent needs total concentration and is not able to respond effectively to requests of attention.</text:p>
        </text:list-item>
        <text:list-item>
          <text:p text:style-name="P35">At times the parent asked the child to seek help from facilitator.<text:line-break/></text:p>
        </text:list-item>
        <text:list-item>
          <text:p text:style-name="P35">At another time, when the child was bored waiting for parent debugging, she approached the facilitator to ask for help on behalf of the adult without prompting.</text:p>
        </text:list-item>
      </text:list>
      <text:p text:style-name="First_20_paragraph"><text:span text:style-name="T1">Test</text:span></text:p>
      <text:list text:style-name="L36">
        <text:list-item>
          <text:p text:style-name="P36">The parent cedes the keyboard and mouse and sometimes swaps chairs to allow child to play test the game created.</text:p>
        </text:list-item>
        <text:list-item>
          <text:p text:style-name="P36">The testing process here is quite frustrating as gravity is very low. This is addressed later as it is improved on the suggestion of the parent who has to do the majority of the testing.</text:p>
        </text:list-item>
      </text:list>
      <text:p text:style-name="First_20_paragraph"><text:span text:style-name="T1">Improve</text:span></text:p>
      <text:list text:style-name="L37">
        <text:list-item>
          <text:p text:style-name="P37">Parent navigates to a particular part of the code for child to alter design</text:p>
        </text:list-item>
        <text:list-item>
          <text:p text:style-name="P37">Child takes on challenge of making smaller changes once the core game mechanic code has been added.</text:p>
        </text:list-item>
      </text:list>
      <text:p text:style-name="First_20_paragraph"><text:span text:style-name="T1">Share</text:span></text:p>
      <text:list text:style-name="L38">
        <text:list-item>
          <text:p text:style-name="P38">One of the most active times for the child allowing interaction to explain their game to others and to play the games of others.</text:p>
        </text:list-item>
      </text:list>
      <text:h text:style-name="Heading_20_3" text:outline-level="3"><text:bookmark-start text:name="further-observations-and-discussion-on-game-making-activity"/>Further observations and discussion on game making activity<text:bookmark-end text:name="further-observations-and-discussion-on-game-making-activity"/></text:h>
      <text:p text:style-name="First_20_paragraph"><text:span text:style-name="T1">Note:</text:span> I am not totally clear on the purpose of this section. Needs revisiting in terms of chapter structure.</text:p>
      <text:h text:style-name="Heading_20_4" text:outline-level="4"><text:bookmark-start text:name="comparing-the-activity-of-this-family-to-others-move-reintegrate"/>Comparing the activity of this family to others MOVE / REINTEGRATE?<text:bookmark-end text:name="comparing-the-activity-of-this-family-to-others-move-reintegrate"/></text:h>
      <text:p text:style-name="First_20_paragraph">We can compare this pairs pattern of activity with other pairs / families.</text:p>
      <text:list text:style-name="L39">
        <text:list-item>
          <text:p text:style-name="P39">The parent here is much more commonly rooted to the computer than other parents.</text:p>
        </text:list-item>
        <text:list-item>
          <text:p text:style-name="P39">This meant they engaged far less in play testing of other games and found it harder to gain attention for direct support.</text:p>
        </text:list-item>
        <text:list-item>
          <text:p text:style-name="P39">This grouping sometimes left early having completed more in code development than others but completed less social activities.</text:p>
        </text:list-item>
      </text:list>
      <text:p text:style-name="First_20_paragraph">Discussion</text:p>
      <text:list text:style-name="L40">
        <text:list-item>
          <text:p text:style-name="P40">The parent had indicated that she considered herself a “planner” as a maker type which is confirmed by less social Interactions</text:p>
        </text:list-item>
      </text:list>
      <text:p text:style-name="First_20_paragraph">The observations above show the importance of recording the whole room. Some participants will roam to observe the work of others, to socialise, to gain attention of others for support or for feedback.</text:p>
      <text:p text:style-name="Text_20_body">When analysing data using 360 recorded video side-by-side with the screen captured data, the participant can be followed around the room and their activity can be noted even when away from their activity.</text:p>
      <text:h text:style-name="Heading_20_2" text:outline-level="2"><text:bookmark-start text:name="identifying-gdp-as-key-unit-of-analysis"/>Identifying GDP as key unit of Analysis<text:bookmark-end text:name="identifying-gdp-as-key-unit-of-analysis"/></text:h>
      <text:p text:style-name="First_20_paragraph">Note: How much of this needs to be relayed earlier in the Design chapter to explain design decision? A LOT - MOVE THIS?</text:p>
      <text:h text:style-name="Heading_20_3" text:outline-level="3"><text:bookmark-start text:name="relating-to-at-and-design-theory"/>Relating to AT and design Theory<text:bookmark-end text:name="relating-to-at-and-design-theory"/></text:h>
      <text:p text:style-name="First_20_paragraph">CONTEXT PROBABLY PARTLY COVERED IN LITERATURE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list text:style-name="L41">
        <text:list-item>
          <text:p text:style-name="P41">Drawing on AT terminology</text:p>
        </text:list-item>
        <text:list-item>
          <text:p text:style-name="P41">Discuss how GDP as key unit was arrived at - draw on journal notes in planning stages</text:p>
        </text:list-item>
        <text:list-item>
          <text:p text:style-name="P41">Relate - AT terms to those of design stages</text:p>
        </text:list-item>
        <text:list-item>
          <text:p text:style-name="P41">Begin to comment on utility of GDP as a unit of analysis for practitioners, parents and young participants - i.e. in navigation and goal setting.</text:p>
        </text:list-item>
      </text:list>
      <text:h text:style-name="Heading_20_2" text:outline-level="2"><text:bookmark-start text:name="other-findings-emerging-related-to-game-design-patterns"/>Other Findings Emerging related to Game Design Patterns<text:bookmark-end text:name="other-findings-emerging-related-to-game-design-patterns"/></text:h>
      <text:p text:style-name="First_20_paragraph">Previously we have explored the concept of activity as a primary unit for analysis. In particular the utility of this approach to research community activity (Cite Blunden). In this section I will explore how game design patterns became the primary unit of activity for participants.</text:p>
      <text:p text:style-name="Text_20_body">Discussion points</text:p>
      <text:list text:style-name="L42">
        <text:list-item>
          <text:p text:style-name="P42">How the GDP are sub activities goals in AT terminology.</text:p>
        </text:list-item>
        <text:list-item>
          <text:p text:style-name="P42">Thu, the game pattern goal rather than the overall making of a game, took up the majority of their focus.</text:p>
        </text:list-item>
        <text:list-item>
          <text:p text:style-name="P42">In playtesting with others the wider focus of making an engaging game comes into focus.</text:p>
        </text:list-item>
        <text:list-item>
          <text:p text:style-name="P42">The difference in goals in terminology</text:p>
        </text:list-item>
        <text:list-item>
          <text:p text:style-name="P42">How this unit allows a more detailed focus on some of the tensions involved in tool use</text:p>
        </text:list-item>
      </text:list>
      <text:p text:style-name="First_20_paragraph">We have also looked at the other studies which look at game design patterns as a useful tool for advanced and less frequently for notice coders.</text:p>
      <text:p text:style-name="Text_20_body">In the following sections, I draw on observations of participants in practice to outline how game design patterns are used in the making of games. I use extracts/ vignettes to do this.</text:p>
      <text:h text:style-name="Heading_20_3" text:outline-level="3"><text:bookmark-start text:name="cultural-interpersonal-personal-planes-analysis-of-use-of-gdps"/>Cultural, Interpersonal &amp; Personal Planes Analysis of use of GDPs<text:bookmark-end text:name="cultural-interpersonal-personal-planes-analysis-of-use-of-gdps"/></text:h>
      <text:p text:style-name="First_20_paragraph">While each of these observations do not fall nearly into any one of the three planes being used as analytical tool, I begin with those oriented more to cultural focus which will deepen the observations in the previous chapter.<text:line-break/>and progress to the bulk of observations oriented chiefly to interpersonal activity and end with those more to do with personal knowledge construction.</text:p>
      <text:h text:style-name="Heading_20_2" text:outline-level="2"><text:bookmark-start text:name="cultural-plane-apprenticeship---and-game-patterns"/>Cultural Plane / Apprenticeship - and Game patterns<text:bookmark-end text:name="cultural-plane-apprenticeship---and-game-patterns"/></text:h>
      <text:p text:style-name="First_20_paragraph">In the (previous) chapter on inclusive methods the role of cultural activites to engage and sustain engagement were examined. This chapter allows us to examine the role of game design patterns through a cultural lens.</text:p>
      <text:list text:style-name="L43">
        <text:list-item>
          <text:p text:style-name="P43">Design patterns imagined used in other contexts as a form of apprenticeship</text:p>
        </text:list-item>
        <text:list-item>
          <text:p text:style-name="P43">Tools: Specifics on Code Playgrounds and Phaser and a Javascript framework</text:p>
        </text:list-item>
        <text:list-item>
          <text:p text:style-name="P43">the media literacy practices of transfer between tools - similar to other studies - see guided participation papers</text:p>
        </text:list-item>
      </text:list>
      <text:h text:style-name="Heading_20_3" text:outline-level="3"><text:bookmark-start text:name="use-of-design-patterns-as-a-form-of-to-facilitate-apprenticeship"/>Use of design patterns as a form of / to facilitate apprenticeship<text:bookmark-end text:name="use-of-design-patterns-as-a-form-of-to-facilitate-apprenticeship"/></text:h>
      <text:p text:style-name="First_20_paragraph">In 2019-05-08 Da and Te are working closely as a pair.</text:p>
      <text:p text:style-name="Text_20_body">Da invites thinking outside of the constraints of the suggested design early in this first session. Add context if needed.</text:p>
      <text:p text:style-name="Text_20_body">An interaction (see full transcript of interaction at the foot of this chapter) shows a rich interchange where the parent is trying to draw on the game playing experience</text:p>
      <text:p text:style-name="P44">Da: Have you thought about pushing it a bit further and have a different style of game?</text:p>
      <text:p text:style-name="P45">Te: What do you mean?</text:p>
      <text:p text:style-name="P46">Da: Well the previous style of game was a platform (makes shape with hands) game wasn’t it? You went along and there was gravity pushing down (points down). There are other types of games aren’t there?</text:p>
      <text:p text:style-name="P47">Te: Pause. I don’t know what to do thought.</text:p>
      <text:p text:style-name="P48">Da: Well quite but what other games are there?</text:p>
      <text:p text:style-name="First_20_paragraph">Te adopts with this suggestion readily once he understands Da’s suggestion in full.</text:p>
      <text:p text:style-name="P49">Te: You could have a game where every 15 seconds 10 seconds you could add and enemy to such and such a random number between such and such (holds up hands to indicate parameters). You could block it somewhere.</text:p>
      <text:p text:style-name="P50">Da: So instead of.. instead of the world… the world being sideways. We could have the world being looked down on. (reindicates the change of perspective)</text:p>
      <text:p text:style-name="P51">Te: Hmm. How should I do this then?</text:p>
      <text:p text:style-name="P52">Da: That’s a good question. Shall we ask Mick to see if that would mess things up or not? <text:s text:c="1"/></text:p>
      <text:p text:style-name="P53">Te: Mick</text:p>
      <text:p text:style-name="P54">Mick: Hi ya.</text:p>
      <text:p text:style-name="P55">Te: Erm. Thinking about what game to do . I was thinking can we make like a pacman game kind of thing (indicates movement of character with hands)</text:p>
      <text:p text:style-name="P56">Da: If we had an on the top game rather than a platform game</text:p>
      <text:p text:style-name="P57">Mick: I think it could work. You could kind of adapt that game by, kind of, removing gravity.</text:p>
      <text:p text:style-name="P58">Da: and see what happens?</text:p>
      <text:p text:style-name="P59">Mick: and see what happens.</text:p>
      <text:p text:style-name="First_20_paragraph">Even saying “I was thinking can we make like a pacman game kind of thing”.</text:p>
      <text:p text:style-name="Text_20_body">Da speech show desire to for the pair to try something new. This may be to avoid repition in the educat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ge. He does not want to “mess things up”. There seems to be a mirror here of the value of playful enviro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escussed in design decisions, I encourage this pair to see what happens as a potential learning opportunity. I am conscious that the change of movement may open up different posibilities for new game patterns that this pair may be able to solve.</text:p>
      <text:p text:style-name="Text_20_body">There are cultural elements here of a family learning culture between these two playing out in this space. That way of approaching the task is very different from interactions with grandparents on a previous iteration.</text:p>
      <text:p text:style-name="Text_20_body">This and other exerpt from this pair show that Te and Da’s interaction is much more guided and focused than many other participants. This is influenced by Da’s experience as a software engineer and volunteer at Coder Dojo. This process of active guiding but suggesting and fishing for the right answer is intentional from the consistent nature of the interaction and from a supporting interview.</text:p>
      <text:p text:style-name="Text_20_body">“Extract from interview with Da?” to support some of the above observations.</text:p>
      <text:p text:style-name="Text_20_body">TRANSITION - Te and Da - have a very typical guided apprenticeship</text:p>
      <text:h text:style-name="Heading_20_3" text:outline-level="3"><text:bookmark-start text:name="accessing-external-help"/>Accessing External Help<text:bookmark-end text:name="accessing-external-help"/></text:h>
      <text:p text:style-name="First_20_paragraph">Te and Da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text:p>
      <text:h text:style-name="Heading_20_2" text:outline-level="2"><text:bookmark-start text:name="interpersonal-plane-guided-participation"/>Interpersonal Plane (Guided Participation)<text:bookmark-end text:name="interpersonal-plane-guided-participation"/></text:h>
      <text:p text:style-name="First_20_paragraph">I will recap Rogoff’s take on guided apprenticeship and the features of the learning design which facilitate it. If needed then I will explain how AT terms like division of labour are appropriate here.</text:p>
      <text:h text:style-name="Heading_20_3" text:outline-level="3"><text:bookmark-start text:name="gdps-used-as-an-organising-tool"/>GDPs used as an organising tool<text:bookmark-end text:name="gdps-used-as-an-organising-tool"/></text:h>
      <text:h text:style-name="Heading_20_4" text:outline-level="4"><text:bookmark-start text:name="task-delegation"/>Task delegation<text:bookmark-end text:name="task-delegation"/></text:h>
      <text:p text:style-name="First_20_paragraph">While there was no formal organising of groups in phase 2 and 3, the family bonds between parents and children created similar patterns of seeking validation, sharing planning. Although this was more the case for dyads working side-by-side on the same game, similar patterns existed for other configurations.</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h text:style-name="Heading_20_3" text:outline-level="3"><text:bookmark-start text:name="gdps-and-division-of-labour"/>GDPs and division of Labour<text:bookmark-end text:name="gdps-and-division-of-labour"/></text:h>
      <text:p text:style-name="First_20_paragraph">Similarly, rather than direct delegation, dividing of labour can be observed.</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 See transcript of interaction for - &lt;Files\2019-03-11–fi_ma_pt1_TOCODE&gt; - 18.00 mins</text:p>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text:p>
      <text:p text:style-name="Text_20_body">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p text:style-name="Text_20_body">While the above interaction between Fi and Ma points to the parent doing the heavy lifting for code implementation, this was not always the case. Mi and Ne had a reverse relationship where the child would reluctantly implement the graphical changes in code but would pointedly not explain them seemingly taking pride in knowing something that her mother didn’t.</text:p>
      <text:p text:style-name="Text_20_body">ADD TRANSCRIPT EXAMPLE FROM - 49:52.2 - 53:38.0 - 2019-03-18-mi</text:p>
      <text:p text:style-name="Text_20_body">Here the child has a powerful position but misses a chance to develop useful communication skills.</text:p>
      <text:p text:style-name="Text_20_body">The parent here takes great pride in the graphical work being done. This allows them a level of participation which is helpful without being stuck on more tricky technical or code related problems. The design which allows choice of GDPs facilitates this. The process of building an identity as an individual or a family is shown in this families work on graphics.</text:p>
      <text:p text:style-name="Text_20_body">ADD TRANSCRIPT EXAMPLE FROM - 2019-03-18-mi Mi - Oh thank you very much. I’m very proud.</text:p>
      <text:h text:style-name="Heading_20_4" text:outline-level="4"><text:bookmark-start text:name="gdps-for-goal-setting-and-prioritisation"/>GDPs for Goal Setting and Prioritisation<text:bookmark-end text:name="gdps-for-goal-setting-and-priorit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Text_20_body">Online version as table - https://docs.google.com/document/d/1wLx8j9djYqJdZHwKJ09mmIDMYO7YqlMDhuHx2hiqpJI/edi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the main thing</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M: I’ve brought the music, and also we could just concentrate on one thing and just change that. You know, keep working through.</text:p>
      <text:p text:style-name="Text_20_body">F: Yeah. I think I want to get an enemy in - oh no - my person animated.</text:p>
      <text:p text:style-name="Text_20_body">M: So you want to get your person animated that’s your main thing. F: Yeah</text:p>
      <text:p text:style-name="Text_20_body">M: Shall we concentrate on that and changing the platforms into something different?</text:p>
      <text:p text:style-name="Text_20_body">F: Yeah. M: Yeah? F: I also want to make a theme tune.</text:p>
      <text:p text:style-name="Text_20_body">M: Yeah it’s, that’s what I mean, you can’t just skip around like that. F: hmmm M: just cos it gets really overwhelming. M: Yeah..? So…?</text:p>
      <text:p text:style-name="Text_20_body">Long pause</text:p>
      <text:p text:style-name="Text_20_body">M: Well I’ll have a look at the code and see if I can make sense of that.</text:p>
      <text:p text:style-name="Text_20_body">This example shows the use of the names number of game design patterns by the child . While the planning discussion happens the child is concurrently testing their game. At this stage of the design some have been imagined and perhaps partly worked on and dis-guarded. In addition, the child describes a feature that they want to see happen.</text:p>
      <text:p text:style-name="Text_20_body">This interchange shows a tension between a more chaotic style of working jumping from one goal to another and potential resolution with parental dialogue prioritising work to be done.</text:p>
      <text:p text:style-name="Text_20_body">Here the child may be picking activities to fit their strong suit of creating graphical and audio assets in other gui based environments. Leaving the father to piece things together in the code based progam.</text:p>
      <text:p text:style-name="Text_20_body">Or perhaps the parent steers the child into graphical areas as they are able to continue without stressing out the parent. Thus the child’s compliance may be a kind or pragmatic decision to allow smoother progress.</text:p>
      <text:p text:style-name="Text_20_body">Discussion: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text:p>
      <text:p text:style-name="Text_20_body">Note: Such support is explored in more detail in the next chapter.</text:p>
      <text:h text:style-name="Heading_20_3" text:outline-level="3"><text:bookmark-start text:name="gdp-and-sustaining-engagement"/>GDP and sustaining engagement<text:bookmark-end text:name="gdp-and-sustaining-engagement"/></text:h>
      <text:p text:style-name="First_20_paragraph">The process of adding in a new GDP to the game was often a sustaining activity.</text:p>
      <text:p text:style-name="Text_20_body">When GDP was completed and participant or pair move to a new phase there is evidence of a reenergising effect. e.g Example of adding a new level in 2019-03-18-th_sh -</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text:line-break/>In addition this shift can also been seen from a cultural focus. The completion is mirrored in the work of other pairs. Thus replicating is a kind of participation in an emerging community. 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was something that I adopted more broadly after observing the families involved.</text:p>
      <text:h text:style-name="Heading_20_4" text:outline-level="4"><text:bookmark-start text:name="gdps-and-personal-expression-cultural---cross-over-with-previous-chapter-may-need-to-move"/>GDPs and personal expression (cultural) - CROSS OVER WITH PREVIOUS CHAPTER? (may need to move?)<text:bookmark-end text:name="gdps-and-personal-expression-cultural---cross-over-with-previous-chapter-may-need-to-move"/></text:h>
      <text:p text:style-name="First_20_paragraph">As part of the creative process participants were able to input their own preferences and interests. These commonly seemed to be driven by existing preferences and habits stemming from home life and other cultural sites.</text:p>
      <text:p text:style-name="Text_20_body">Examples include participants choice of the theme of their game. Environmental aspects appeared to be something that many families could draw on from their home lives. Perhaps a transcript at start of process. Ma and Fi ?</text:p>
      <text:p text:style-name="Text_20_body">Another opportunity involved choice and design of game assets that allowed the expression of identity or a designed element - for example graphics, audio or a written message to appear at various stages of the game.</text:p>
      <text:p text:style-name="Text_20_body">Graphics in particular seemed to be driven by home cultures. One example is that of Sh and th using a g background graphics in 2019-03-18-th_sh -</text:p>
      <text:p text:style-name="Text_20_body">The incorporation of the graphic was relatively quick and easy change to make the game but had a significant factor in the affect towards the game [erikssonUsingGameplayDesign2019;] - cultivativing a sense of ownership - playing around the graphic - covering it over and revealing it - participant self-expression and a conversational prompt to other during sharing of the game</text:p>
      <text:p text:style-name="Text_20_body">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gdps-propagation-through-peer-activity"/>GDPs propagation through peer activity<text:bookmark-end text:name="gdps-propagation-through-peer-activity"/></text:h>
      <text:p text:style-name="First_20_paragraph">The process of adding levels was something that was spread predominately through one child’s work to help others to add that features. The work of the child to add 21 levels to their own game served as a way to publicise this possibility. The role of that child as an expert in that design pattern, and their willingness to share their knowledge, shifted focus away from help from myself as a facilitator, or the instruction-based support documents.</text:p>
      <text:p text:style-name="Text_20_body">PERHAPS ADD TRANSCRIPT EXAMPLE ?-</text:p>
      <text:h text:style-name="Heading_20_3" text:outline-level="3"><text:bookmark-start text:name="gdps-to-support-iterative-design-practices"/>GDPs to support Iterative Design Practices<text:bookmark-end text:name="gdps-to-support-iterative-design-practices"/></text:h>
      <text:p text:style-name="First_20_paragraph">Iterative agile design is a highly cultural / interpersonal process.</text:p>
      <text:p text:style-name="Text_20_body">Discussion drawing on more radical attempts to describe the best way to bring young learners into a design practice.</text:p>
      <text:p text:style-name="Text_20_body">Perhaps in the field of participatory design.</text:p>
      <text:p text:style-name="Text_20_body">Highlight how the granular and relatable nature of GDP</text:p>
      <text:p text:style-name="Text_20_body">Well suited to build a repeated design practice. Especially with starting documents, Small changes had big effects. Variable changes needed immediate testing.</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First - Value Faff Time.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p text:style-name="Text_20_body">Second - Digital Jamming This has an example in the use of sound making software Fi &amp; Ma - The process of tinkering and messing spurs creativity that doesn’t map to a design cycle.</text:p>
      <text:p text:style-name="Text_20_body">They are in an evaluation of tools which could be said to be in Planing.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s exist like rhizomatic approaches.</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3" text:outline-level="3"><text:bookmark-start text:name="interaction-of-gdps-with-playtesting-as-method"/>Interaction of GDPs with Playtesting as method<text:bookmark-end text:name="interaction-of-gdps-with-playtesting-as-method"/></text:h>
      <text:p text:style-name="First_20_paragraph">Playtesting but in particular designing for others .</text:p>
      <text:p text:style-name="Text_20_body">What was noticeable about - this in particular?</text:p>
      <text:p text:style-name="Text_20_body">Playtesing as a regular practice is a immediate way to shift learners into a perspective designing for others.</text:p>
      <text:p text:style-name="Text_20_body">This fits into our design cycle, as our first stages of ask and imagine are more productive when informed by a realistic sense of what the end user experience is. Regular self testing and playtesting achieve thi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p text:style-name="Text_20_body">Discussion - Designing for others - as a key perspective in constructionism. Note: What added insights or tips for practitioners can I bring here?</text:p>
      <text:p text:style-name="Text_20_body">Also noticeable is the variety of ways in which playtesting happens and how younger and older participants looked to give and take from the experience.</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h text:style-name="Heading_20_2" text:outline-level="2"><text:bookmark-start text:name="personal-plane"/>Personal Plane<text:bookmark-end text:name="personal-plane"/></text:h>
      <text:p text:style-name="First_20_paragraph">The personal plane is explored in a following chapter (working title Maps). This will cover findings relating to the value of participatory methods of mapping project progress and potential learning dimensions of activities.</text:p>
      <text:h text:style-name="Heading_20_3" text:outline-level="3"><text:bookmark-start text:name="mutual-approaches-to-knowledge-building"/>Mutual approaches to knowledge building<text:bookmark-end text:name="mutual-approaches-to-knowledge-building"/></text:h>
      <text:p text:style-name="First_20_paragraph">In this section the processes of personal appropriation of experience and knowledge emerging from game making are examined closely in relation to participants experience of GDPs.</text:p>
      <text:list text:style-name="L44">
        <text:list-item>
          <text:p text:style-name="P60">quick summary of Rogoff’s take on personal appropriation compared to a transmission model of knowledge &amp; that participants re-contribute their experience of knowledge beck into the social mix</text:p>
        </text:list-item>
        <text:list-item>
          <text:p text:style-name="P60">e.g - GDPs used in this research program were mutually created based on feedback from participants</text:p>
        </text:list-item>
        <text:list-item>
          <text:p text:style-name="P60">While there is a curricular value attached to CT concepts &amp; to some extent design practices, in this context participants can create their own understandings of what is useful to them.</text:p>
        </text:list-item>
      </text:list>
      <text:h text:style-name="Heading_20_3" text:outline-level="3"><text:bookmark-start text:name="game-design-patterns-as-a-way-to-give-language-to-participants-when-sharing-back-to-community"/>Game Design Patterns as a way to give language to participants when sharing back to Community<text:bookmark-end text:name="game-design-patterns-as-a-way-to-give-language-to-participants-when-sharing-back-to-community"/></text:h>
      <text:p text:style-name="First_20_paragraph">Example - 2019-03-18 - Sh &amp; Th</text:p>
      <text:p text:style-name="Text_20_body">Contrast general lack of confidence with ability to share back progress and decisions using language afforded by GDPs.</text:p>
      <text:p text:style-name="Text_20_body">Include excerpt? 1.05 - Looking for Th using GDP language - as well ask drawing on other home interests.</text:p>
      <text:p text:style-name="Text_20_body">This is also dealt with above “GDPs propagation through peer activity”</text:p>
      <text:h text:style-name="Heading_20_3" text:outline-level="3"><text:bookmark-start text:name="game-design-patterns-vs-ct-and-more-established-knowledge"/>Game Design Patterns vs CT and more established “knowledge”<text:bookmark-end text:name="game-design-patterns-vs-ct-and-more-established-knowledge"/></text:h>
      <text:p text:style-name="First_20_paragraph">THIS SECTION PROBABLY MOSTLY OR FULLY BELONGS IN THE NEXT CHAPTER</text:p>
      <text:p text:style-name="Text_20_body">My end design highlights game patterns as a starting point for user interest and to draw participants in to other elements of learning dimensions. More abstract dimensions like systems thinking, and more concrete like coding concepts.</text:p>
      <text:list text:style-name="L45">
        <text:list-item>
          <text:p text:style-name="P61">Compare formal teaching of CT and CS with an approach based on a freer choice of patterns.</text:p>
        </text:list-item>
        <text:list-item>
          <text:p text:style-name="P61">Discuss the use of gdps as a gateway to other concepts as explored in CS in a more abstract, and more concrete direction <text:reference-mark-start text:name="ZOTERO_ITEM CSL_CITATION {&quot;citationItems&quot;:[{&quot;suffix&quot;:&quot;&quot;,&quot;uris&quot;:[&quot;http://zotero.org/users/1913249/items/YJKSC8LM&quot;],&quot;prefix&quot;:&quot;&quot;,&quot;id&quot;:8543,&quot;uri&quot;:[&quot;http://zotero.org/users/1913249/items/YJKSC8LM&quot;],&quot;itemData&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language&quot;:&quot;en&quot;,&quot;publisher&quot;:&quot;ACM&quot;,&quot;id&quot;:&quot;eriksson_using_2019&quot;,&quot;URL&quot;:&quot;https://dl.acm.org/doi/10.1145/3311927.3323155&quot;,&quot;page&quot;:&quot;15-25&quot;,&quot;title&quot;:&quot;Using Gameplay Design Patterns with Children in the Redesign of a Collaborative Co-located Game&quot;,&quot;issued&quot;:{&quot;date-parts&quot;:[[2019,6,12]]},&quot;DOI&quot;:&quot;10.1145/3311927.3323155&quot;,&quot;ISBN&quot;:&quot;978-1-4503-6690-8&quot;,&quot;event-place&quot;:&quot;Boise ID USA&quot;,&quot;publisher-place&quot;:&quot;Boise ID USA&quot;,&quot;type&quot;:&quot;paper-conference&quot;,&quot;source&quot;:&quot;DOI.org (Crossref)&quot;,&quot;event-title&quot;:&quot;IDC '19: Interaction Design and Children&quot;,&quot;accessed&quot;:{&quot;date-parts&quot;:[[2022,8,9]]},&quot;container-title&quot;:&quot;Proceedings of the 18th ACM International Conference on Interaction Design and Children&quot;}}],&quot;citationID&quot;:&quot;kuuxfith&quot;,&quot;schema&quot;:&quot;https://github.com/citation-style-language/schema/raw/master/csl-citation.json&quot;,&quot;properties&quot;:{&quot;noteIndex&quot;:0,&quot;formattedCitation&quot;:&quot;[@eriksson_using_2019]&quot;}} RNDomqjnyxqsd"/>&lt;Do Zotero Refresh: [@eriksson_using_2019]&gt;<text:reference-mark-end text:name="ZOTERO_ITEM CSL_CITATION {&quot;citationItems&quot;:[{&quot;suffix&quot;:&quot;&quot;,&quot;uris&quot;:[&quot;http://zotero.org/users/1913249/items/YJKSC8LM&quot;],&quot;prefix&quot;:&quot;&quot;,&quot;id&quot;:8543,&quot;uri&quot;:[&quot;http://zotero.org/users/1913249/items/YJKSC8LM&quot;],&quot;itemData&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language&quot;:&quot;en&quot;,&quot;publisher&quot;:&quot;ACM&quot;,&quot;id&quot;:&quot;eriksson_using_2019&quot;,&quot;URL&quot;:&quot;https://dl.acm.org/doi/10.1145/3311927.3323155&quot;,&quot;page&quot;:&quot;15-25&quot;,&quot;title&quot;:&quot;Using Gameplay Design Patterns with Children in the Redesign of a Collaborative Co-located Game&quot;,&quot;issued&quot;:{&quot;date-parts&quot;:[[2019,6,12]]},&quot;DOI&quot;:&quot;10.1145/3311927.3323155&quot;,&quot;ISBN&quot;:&quot;978-1-4503-6690-8&quot;,&quot;event-place&quot;:&quot;Boise ID USA&quot;,&quot;publisher-place&quot;:&quot;Boise ID USA&quot;,&quot;type&quot;:&quot;paper-conference&quot;,&quot;source&quot;:&quot;DOI.org (Crossref)&quot;,&quot;event-title&quot;:&quot;IDC '19: Interaction Design and Children&quot;,&quot;accessed&quot;:{&quot;date-parts&quot;:[[2022,8,9]]},&quot;container-title&quot;:&quot;Proceedings of the 18th ACM International Conference on Interaction Design and Children&quot;}}],&quot;citationID&quot;:&quot;kuuxfith&quot;,&quot;schema&quot;:&quot;https://github.com/citation-style-language/schema/raw/master/csl-citation.json&quot;,&quot;properties&quot;:{&quot;noteIndex&quot;:0,&quot;formattedCitation&quot;:&quot;[@eriksson_using_2019]&quot;}} RNDomqjnyxqsd"/> .</text:p>
        </text:list-item>
        <text:list-item>
          <text:p text:style-name="P61">Leading with GDP as a way to explore other Learning Dimensions </text:p>
        </text:list-item>
        <text:list-item>
          <text:p text:style-name="P61">Discussion - The use of GDPs hits a sweet spot as a “middle” level construct, (see Eriksson and Bjork)</text:p>
        </text:list-item>
        <text:list-item>
          <text:p text:style-name="P61">Discussion - Rising to the concrete - as a key AT concept - how does this fit?</text:p>
        </text:list-item>
        <text:list-item>
          <text:p text:style-name="P61">Make Code cards which contained links to game design patterns and the different component concepts</text:p>
        </text:list-item>
        <text:list-item>
          <text:p text:style-name="P61">(see Eriksson and Bjork)</text:p>
        </text:list-item>
        <text:list-item>
          <text:p text:style-name="P61">Draw on material and critique in chapter on semantic profiles / waves.</text:p>
        </text:list-item>
      </text:list>
      <text:h text:style-name="Heading_20_4" text:outline-level="4"><text:bookmark-start text:name="on-cts-and-cts-emerging-in-the-wild."/>On CTs and CTs emerging in the wild.<text:bookmark-end text:name="on-cts-and-cts-emerging-in-the-wild."/></text:h>
      <text:p text:style-name="First_20_paragraph">As explored in a previous chapter, the 3M design leads with concrete game design patterns chosen by participants. This approach can be compared to others which lead with more abstract computational thinking concepts which are introduced and explicitly taught from first principles.</text:p>
      <text:p text:style-name="Text_20_body">However, while not explicitly taught, the CT concepts are contained within the learning dimensions of the 3M model allowing participants and especially facilitators to be aware of examples of practice allowing for development of these skills. This section explores examples of CT in action that emerge from video data of game making.</text:p>
      <text:h text:style-name="Heading_20_5" text:outline-level="5"><text:bookmark-start text:name="compare-formal-teaching-of-ct-and-cs-with-an-approach-based-on-a-freer-choice-of-patterns."/>Compare formal teaching of CT and CS with an approach based on a freer choice of patterns.<text:bookmark-end text:name="compare-formal-teaching-of-ct-and-cs-with-an-approach-based-on-a-freer-choice-of-patterns."/></text:h>
      <text:p text:style-name="First_20_paragraph">The design choice of leading with GDP was based on increasing the agency of participants over the pathway of their design activities. LINK TO LITERATURE ON CHOICE AND ENGAGEMENT.</text:p>
      <text:p text:style-name="Text_20_body">It is problematic to compare participants engagement with this learning design with another fictional game where they learn CT concepts first and then put them into practice. However, it is helpful to identify key characteristics of the design which run counter to a principles first approach and describe how participants experienced these elements.</text:p>
      <text:p text:style-name="Text_20_body">Elements of contrast with 3M include;</text:p>
      <text:list text:style-name="L46">
        <text:list-item>
          <text:p text:style-name="P62">The remix element of code (explored in previous methods chapter perhaps) - which allows participants to add new features quickly. They can also see and replicate existing patterns in the code. This could compare to many hours writing from scratch and many abstract concepts explained before getting to anything looking like a game.</text:p>
        </text:list-item>
        <text:list-item>
          <text:p text:style-name="P62">Lack of value placed on CT as overarching knowledge. No posters, no curriculum content, no tests on concepts, no lesson objectives and end tests,</text:p>
        </text:list-item>
        <text:list-item>
          <text:p text:style-name="P62">Code patching from existing code examples, as previously explored, allows for participants to take code and add it into their game without full knowledge of the syntactical complexities of each line they use.</text:p>
        </text:list-item>
      </text:list>
      <text:h text:style-name="Heading_20_5" text:outline-level="5"><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4" text:outline-level="4"><text:bookmark-start text:name="commentary-discussion"/>Commentary / Discussion<text:bookmark-end text:name="commentary-discussion"/></text:h>
      <text:p text:style-name="First_20_paragraph">NOTE - As in last paragraph, the practical value of CT concepts can be discussed as well as the nature of CT as a practical skill or a more abstract concept.</text:p>
      <text:p text:style-name="Text_20_body">A tactic that could be explored further is the value of reflective practices to back up CTs being found in the wild. This possibility is explored in more detail in the next chapter of results.</text:p>
      <text:p text:style-name="Text_20_body">Probably end with different strokes commentary. Depending on aims of the practitioner and context of the game making.</text:p>
      <text:h text:style-name="Heading_20_2" text:outline-level="2"><text:bookmark-start text:name="additional-chapter-discussion"/>Additional Chapter Discussion<text:bookmark-end text:name="additional-chapter-discussion"/></text:h>
      <text:p text:style-name="First_20_paragraph">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3" text:outline-level="3"><text:bookmark-start text:name="analysis-of-gdp-use-in-relation-with-existing-research"/>Analysis of GDP use in relation with existing research<text:bookmark-end text:name="analysis-of-gdp-use-in-relation-with-existing-research"/></text:h>
      <text:p text:style-name="First_20_paragraph">Eriksson and friends <text:reference-mark-start text:name="ZOTERO_ITEM CSL_CITATION {&quot;citationItems&quot;:[{&quot;id&quot;:8543,&quot;suffix&quot;:&quot;&quot;,&quot;prefix&quot;:&quot;&quot;,&quot;suppress-author&quot;:true,&quot;uris&quot;:[&quot;http://zotero.org/users/1913249/items/YJKSC8LM&quot;],&quot;uri&quot;:[&quot;http://zotero.org/users/1913249/items/YJKSC8LM&quot;],&quot;itemData&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language&quot;:&quot;en&quot;,&quot;publisher&quot;:&quot;ACM&quot;,&quot;id&quot;:&quot;eriksson_using_2019&quot;,&quot;URL&quot;:&quot;https://dl.acm.org/doi/10.1145/3311927.3323155&quot;,&quot;page&quot;:&quot;15-25&quot;,&quot;title&quot;:&quot;Using Gameplay Design Patterns with Children in the Redesign of a Collaborative Co-located Game&quot;,&quot;issued&quot;:{&quot;date-parts&quot;:[[2019,6,12]]},&quot;DOI&quot;:&quot;10.1145/3311927.3323155&quot;,&quot;ISBN&quot;:&quot;978-1-4503-6690-8&quot;,&quot;event-place&quot;:&quot;Boise ID USA&quot;,&quot;publisher-place&quot;:&quot;Boise ID USA&quot;,&quot;type&quot;:&quot;paper-conference&quot;,&quot;source&quot;:&quot;DOI.org (Crossref)&quot;,&quot;event-title&quot;:&quot;IDC '19: Interaction Design and Children&quot;,&quot;accessed&quot;:{&quot;date-parts&quot;:[[2022,8,9]]},&quot;container-title&quot;:&quot;Proceedings of the 18th ACM International Conference on Interaction Design and Children&quot;}}],&quot;citationID&quot;:&quot;pagduekd&quot;,&quot;schema&quot;:&quot;https://github.com/citation-style-language/schema/raw/master/csl-citation.json&quot;,&quot;properties&quot;:{&quot;noteIndex&quot;:0,&quot;formattedCitation&quot;:&quot;[-@eriksson_using_2019]&quot;}} RNDczfnvphqnm"/>&lt;Do Zotero Refresh: [-@eriksson_using_2019]&gt;<text:reference-mark-end text:name="ZOTERO_ITEM CSL_CITATION {&quot;citationItems&quot;:[{&quot;id&quot;:8543,&quot;suffix&quot;:&quot;&quot;,&quot;prefix&quot;:&quot;&quot;,&quot;suppress-author&quot;:true,&quot;uris&quot;:[&quot;http://zotero.org/users/1913249/items/YJKSC8LM&quot;],&quot;uri&quot;:[&quot;http://zotero.org/users/1913249/items/YJKSC8LM&quot;],&quot;itemData&quot;:{&quot;author&quot;:[{&quot;family&quot;:&quot;Eriksson&quot;,&quot;given&quot;:&quot;Eva&quot;},{&quot;family&quot;:&quot;Baykal&quot;,&quot;given&quot;:&quot;Gökçe Elif&quot;},{&quot;family&quot;:&quot;Björk&quot;,&quot;given&quot;:&quot;Staffan&quot;},{&quot;family&quot;:&quot;Torgersson&quot;,&quot;given&quot;:&quot;Olof&quot;}],&quot;citation-key&quot;:&quot;eriksson_using_2019&quot;,&quot;language&quot;:&quot;en&quot;,&quot;publisher&quot;:&quot;ACM&quot;,&quot;id&quot;:&quot;eriksson_using_2019&quot;,&quot;URL&quot;:&quot;https://dl.acm.org/doi/10.1145/3311927.3323155&quot;,&quot;page&quot;:&quot;15-25&quot;,&quot;title&quot;:&quot;Using Gameplay Design Patterns with Children in the Redesign of a Collaborative Co-located Game&quot;,&quot;issued&quot;:{&quot;date-parts&quot;:[[2019,6,12]]},&quot;DOI&quot;:&quot;10.1145/3311927.3323155&quot;,&quot;ISBN&quot;:&quot;978-1-4503-6690-8&quot;,&quot;event-place&quot;:&quot;Boise ID USA&quot;,&quot;publisher-place&quot;:&quot;Boise ID USA&quot;,&quot;type&quot;:&quot;paper-conference&quot;,&quot;source&quot;:&quot;DOI.org (Crossref)&quot;,&quot;event-title&quot;:&quot;IDC '19: Interaction Design and Children&quot;,&quot;accessed&quot;:{&quot;date-parts&quot;:[[2022,8,9]]},&quot;container-title&quot;:&quot;Proceedings of the 18th ACM International Conference on Interaction Design and Children&quot;}}],&quot;citationID&quot;:&quot;pagduekd&quot;,&quot;schema&quot;:&quot;https://github.com/citation-style-language/schema/raw/master/csl-citation.json&quot;,&quot;properties&quot;:{&quot;noteIndex&quot;:0,&quot;formattedCitation&quot;:&quot;[-@eriksson_using_2019]&quot;}} RNDczfnvphqnm"/>. have described gameplay design patterns as a lingua franca</text:p>
      <text:h text:style-name="Heading_20_3" text:outline-level="3"><text:bookmark-start text:name="discussing-game-design-patterns-as-a-tool-to-expose-and-give-participants-a-language-to-discuss-tensions-practitioner-focus"/>Discussing Game design patterns as a tool to expose and give participants a language to discuss tensions (Practitioner focus)<text:bookmark-end text:name="discussing-game-design-patterns-as-a-tool-to-expose-and-give-participants-a-language-to-discuss-tensions-practitioner-focus"/></text:h>
      <text:p text:style-name="First_20_paragraph">Synthesise examples which highlight the value of developing share language and short cuts. Draw from the above examples.</text:p>
      <text:p text:style-name="Text_20_body">However, also look at potential short comings of short cuts - hiding more complex patterns within the name. When short cuts or misapprehensions prove less useful.</text:p>
      <text:p text:style-name="Text_20_body">For example the shortcut of a name for a pattern in Fi and Ma’s interaction hides a large amount of problems solving which seems “overwhelming”</text:p>
      <text:p text:style-name="Text_20_body">Is there an advantage to less support in terms of setting out a pathway which participants cover step by step. Or is the process of working on a sprawling problem which seems unmanagable, but which in with participants have to</text:p>
      <text:h text:style-name="Heading_20_3" text:outline-level="3"><text:bookmark-start text:name="discussion---pumping-up-the-jam---allowing-for-improvisation-in-design-process."/>Discussion - Pumping up the Jam - allowing for improvisation in design process.<text:bookmark-end text:name="discussion---pumping-up-the-jam---allowing-for-improvisation-in-design-process."/></text:h>
      <text:p text:style-name="First_20_paragraph">Example - Te and Da - 2019-05-08 - da- use paper to design te - I’m just going with it</text:p>
      <text:p text:style-name="Text_20_body">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erscriptive approach to Computational Thinking.</text:p>
      <text:p text:style-name="Text_20_body">Papert and Turkle celebrated diversity in approaches and celebrated the concrete.</text:p>
      <text:p text:style-name="Text_20_body">In the relevant literature () - design patterns are seen as a useful middle ground between abstract CT concepts and more concrete techniques. There are the advantages of both a relatable, tangible shape of unit of activity linked to a community of practice. They also include a more abstract / and thus repeatable structure thus fulfilling some of the promise transfer offered by CT advocates.</text:p>
      <text:p text:style-name="Text_20_body">The heart of the matter here is how transferable knowledge is without a contextual meaning attached. This is a contested area.</text:p>
      <text:p text:style-name="Text_20_body">In this context of novice coders it seems appropriate to introduce some levels of reusable practice whilst prioritising individual learner engagement and community participation.</text:p>
      <text:p text:style-name="Text_20_body">We can see evidence of both the potential for reusable elements of knowledge and practice involving practice in the following ways;</text:p>
      <text:list text:style-name="L47">
        <text:list-item>
          <text:p text:style-name="P63">Use of levels as a array which is parsed by a loop to create layout</text:p>
        </text:list-item>
        <text:list-item>
          <text:p text:style-name="P63">Other examples.</text:p>
        </text:list-item>
      </text:list>
      <text:h text:style-name="Heading_20_2" text:outline-level="2"><text:bookmark-start text:name="outroduction---summary-on-contribution-to-existing-research"/>Outroduction - Summary on contribution to existing research<text:bookmark-end text:name="outroduction---summary-on-contribution-to-existing-research"/></text:h>
      <text:p text:style-name="First_20_paragraph">Bring more synthesis here especially in translation of design elements due to this context</text:p>
      <text:list text:style-name="L48">
        <text:list-item>
          <text:p text:style-name="P64">Whereas Game Jams focus on x, 3m has a focus on y.</text:p>
        </text:list-item>
      </text:list>
      <text:h text:style-name="Heading_20_2" text:outline-level="2"><text:bookmark-start text:name="transition-conclusion-of-chapter-paragraph---themes-to-explore-in-other-chapters."/>Transition Conclusion of Chapter Paragraph - themes to explore in other chapters.<text:bookmark-end text:name="transition-conclusion-of-chapter-paragraph---themes-to-explore-in-other-chapters."/></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49">
        <text:list-item>
          <text:p text:style-name="P65">supporting reflection on design and coding concepts / skills.</text:p>
        </text:list-item>
        <text:list-item>
          <text:p text:style-name="P65">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66">Da: Have you thought about pushing it a bit further and have a different style of game?</text:p>
      <text:p text:style-name="P67">Te: What do you mean?</text:p>
      <text:p text:style-name="P68">Da: Well the previous style of game was a platform (makes shape with hands) game wasn’t it? You went along and there was gravity pushing down (points down). There are other types of games aren’t there?</text:p>
      <text:p text:style-name="P69">Te: Pause. I don’t know what to do thought.</text:p>
      <text:p text:style-name="P70">Da: Well quite but what other games are there?</text:p>
      <text:p text:style-name="P71">Te: I don’t know er.</text:p>
      <text:p text:style-name="P72">Da: Well I tell you what .. muffled.</text:p>
      <text:p text:style-name="P73">Te: Erm - (navigates to list of GDP for platform game)</text:p>
      <text:p text:style-name="P74">De: So. You played them before didn’t you (indicating grid of games )</text:p>
      <text:p text:style-name="P75">Te: What do you mean?</text:p>
      <text:p text:style-name="P76">Da: The flying game that’s a different kind of game</text:p>
      <text:p text:style-name="P77">Te: Oh like kind of like moving along kind of thing</text:p>
      <text:p text:style-name="P78">Da: Yeah and those where. There are games where you are in a world and you have to move around the world like pac-man (points down and moves an imaginary character around),</text:p>
      <text:p text:style-name="P79">Te: nod</text:p>
      <text:p text:style-name="P80">Da: There are games where things drop down like Tetris</text:p>
      <text:p text:style-name="P81">Te: … game. You could have a game where every 15 seconds 10 seconds you could add and enemy to such and such a random number between such and such (holds up hands to indicate parameters). You could block it somewhere.</text:p>
      <text:p text:style-name="P82">Da: So instead of.. instead of the world… the world being sideways. We could have the world being looked down on. (reindicates the change of perspective)</text:p>
      <text:p text:style-name="P83">Te: Hmm. How should I do this then?</text:p>
      <text:p text:style-name="P84">Da: That’s a good question. Shall we ask Mick to see if that would mess things up or not? <text:s text:c="1"/></text:p>
      <text:p text:style-name="P85">Te: Mick</text:p>
      <text:p text:style-name="P86">Mick: Hi ya.</text:p>
      <text:p text:style-name="P87">Te: Erm. Thinking about what game to do . I was thinking can we make like a pacman game kind of thing (indicates movement of character with hands)</text:p>
      <text:p text:style-name="P88">Da: If we had an on the top game rather than a platform game</text:p>
      <text:p text:style-name="P89">Mick: I think it could work. You could kind of adapt that game by kind of removing gravity.</text:p>
      <text:p text:style-name="P90">Da: and see what happens?</text:p>
      <text:p text:style-name="P91">Mick: and see what happens.</text:p>
      <text:p text:style-name="P92">Da: It’s not a bad starting idea is it?</text:p>
      <text:p text:style-name="P93">Te: I suppose make a new one (begins the process of remixing game from the template)</text:p>
      <text:p text:style-name="First_20_paragraph">r</text:p>
      <text:section text:name=" ZOTERO_BIBL {&quot;uncited&quot;:[],&quot;omitted&quot;:[],&quot;custom&quot;:[]} CSL_BIBLIOGRAPHY RNDzhunukxhjv">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 Chapter - Missions</dc:title>
    <dc:description/>
    <dc:subject/>
    <meta:keyword/>
    <meta:initial-creator/>
    <dc:creator/>
    <meta:creation-date>2023-01-27T09:24:16Z</meta:creation-date>
    <dc:date>2023-01-27T09:24:1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